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3fb56" officeooo:paragraph-rsid="0003fb56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3fb56" officeooo:paragraph-rsid="0003fb5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0pt" officeooo:rsid="0005add1" officeooo:paragraph-rsid="0005add1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fo:font-size="10.5pt" officeooo:rsid="0005add1" officeooo:paragraph-rsid="0005add1" style:font-size-asian="10.5pt" style:font-size-complex="10.5pt"/>
    </style:style>
    <style:style style:name="P5" style:family="paragraph" style:parent-style-name="Standard">
      <style:paragraph-properties fo:text-align="start" style:justify-single-word="false"/>
      <style:text-properties fo:font-size="14pt" officeooo:rsid="0005add1" officeooo:paragraph-rsid="000739a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7e9f5" officeooo:paragraph-rsid="0007e9f5" style:font-size-asian="12.25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officeooo:rsid="000b45ce" officeooo:paragraph-rsid="000b45ce" style:font-size-asian="12.25pt" style:font-size-complex="14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bold" officeooo:rsid="000b45ce" officeooo:paragraph-rsid="000b45ce" style:font-size-asian="12.25pt" style:font-weight-asian="bold" style:font-size-complex="14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font-weight="bold" officeooo:rsid="000b45ce" officeooo:paragraph-rsid="000c538b" style:font-size-asian="12.25pt" style:font-weight-asian="bold" style:font-size-complex="14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font-weight="bold" officeooo:rsid="000c538b" officeooo:paragraph-rsid="000c538b" style:font-size-asian="12.25pt" style:font-weight-asian="bold" style:font-size-complex="14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4pt" fo:font-weight="bold" officeooo:rsid="000e6a9e" officeooo:paragraph-rsid="000e6a9e" style:font-size-asian="12.25pt" style:font-weight-asian="bold" style:font-size-complex="14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fo:font-weight="normal" officeooo:rsid="000dfe63" officeooo:paragraph-rsid="000dfe63" style:font-size-asian="12.25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fo:font-weight="normal" officeooo:rsid="000e6a9e" officeooo:paragraph-rsid="000e6a9e" style:font-size-asian="12.25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0c538b"/>
    </style:style>
    <style:style style:name="P15" style:family="paragraph" style:parent-style-name="Standard">
      <style:paragraph-properties fo:text-align="start" style:justify-single-word="false"/>
      <style:text-properties officeooo:paragraph-rsid="000b45ce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0c538b" officeooo:paragraph-rsid="000c538b"/>
    </style:style>
    <style:style style:name="T1" style:family="text">
      <style:text-properties officeooo:rsid="0005add1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officeooo:rsid="000739a6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officeooo:rsid="000b45ce" style:font-size-asian="12.25pt" style:font-size-complex="14pt"/>
    </style:style>
    <style:style style:name="T6" style:family="text">
      <style:text-properties fo:font-size="14pt" officeooo:rsid="000dfe63" style:font-size-asian="12.25pt" style:font-size-complex="14pt"/>
    </style:style>
    <style:style style:name="T7" style:family="text">
      <style:text-properties officeooo:rsid="0007e9f5"/>
    </style:style>
    <style:style style:name="T8" style:family="text">
      <style:text-properties officeooo:rsid="00090c6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/><text:span text:style-name="T2">vypracoval Jakub Matoušek </text:span></text:p>
      <text:p text:style-name="P1"/>
      <text:p text:style-name="P2">Slov<text:span text:style-name="T1">n</text:span>í zadání komplexní úlohy na téma autopujčovna</text:p>
      <text:p text:style-name="P1"/>
      <text:p text:style-name="P5">Cílem skupinové práce bude navrhnout kompletní řešení evidence všech <text:span text:style-name="T3">dat, která jsou nezbytná pro</text:span> <text:span text:style-name="T3">fungování</text:span> <text:span text:style-name="T7">menší</text:span> autopujčovny (dále jen AP). <text:span text:style-name="T7">Představovaná AP má sice jen jednu pobočku, ale nabízí širokou škálu doplňkových služeb – např.: přistavení a vrácení vozidla </text:span><text:span text:style-name="T8">na jakémkoliv místě,</text:span><text:span text:style-name="T7"> instalace zahrádky, propujčení profesionálního šoféra, </text:span><text:span text:style-name="T8">atd..</text:span></text:p>
      <text:p text:style-name="P5"/>
      <text:p text:style-name="P5"/>
      <text:p text:style-name="P6">Funkční požadavky:</text:p>
      <text:list xml:id="list3713190640" text:style-name="L1">
        <text:list-item>
          <text:p text:style-name="P8">Klient</text:p>
        </text:list-item>
      </text:list>
      <text:list xml:id="list1557502725" text:style-name="L2">
        <text:list-item>
          <text:list>
            <text:list-item>
              <text:p text:style-name="P14"><text:span text:style-name="T5">sys</text:span><text:span text:style-name="T6">tém</text:span><text:span text:style-name="T5"> bude evidovat osobní údaje</text:span></text:p>
            </text:list-item>
            <text:list-item>
              <text:p text:style-name="P14"><text:span text:style-name="T5">klientské skóre - hodnota zákazníka vypočtena na základě četnosti propujček</text:span></text:p>
            </text:list-item>
            <text:list-item>
              <text:p text:style-name="P16"><text:span text:style-name="T5">k</text:span><text:span text:style-name="T4">lient může zažádat o smazání účtu</text:span></text:p>
            </text:list-item>
          </text:list>
        </text:list-item>
        <text:list-item>
          <text:p text:style-name="P10">Auto</text:p>
          <text:list>
            <text:list-item>
              <text:p text:style-name="P12">systém bude evidovat značku, stav a technické parametry auta</text:p>
            </text:list-item>
            <text:list-item>
              <text:p text:style-name="P12">evidovány budou také veškeré opravy a kontroly</text:p>
            </text:list-item>
            <text:list-item>
              <text:p text:style-name="P12">některých doplňkových služeb bude moci využít jen s některými modely aut (např. Přimontování střešního boxu) </text:p>
            </text:list-item>
          </text:list>
        </text:list-item>
        <text:list-item>
          <text:p text:style-name="P11">Propujčky</text:p>
          <text:list>
            <text:list-item>
              <text:p text:style-name="P13">evidovat se bude čas a datum začátku a konce propujčky</text:p>
            </text:list-item>
            <text:list-item>
              <text:p text:style-name="P13">stav vráceného automobilu</text:p>
            </text:list-item>
          </text:list>
        </text:list-item>
        <text:list-item>
          <text:p text:style-name="P9"/>
        </text:list-item>
        <text:list-item>
          <text:p text:style-name="P9"/>
        </text:list-item>
        <text:list-item>
          <text:p text:style-name="P9"><text:span text:style-name="T4"/></text:p>
        </text:list-item>
      </text:list>
      <text:p text:style-name="P15"><text:span text:style-name="T5"/></text:p>
      <text:list xml:id="list203838267888179" text:continue-list="list3713190640" text:style-name="L1">
        <text:list-item>
          <text:list>
            <text:list-header>
              <text:p text:style-name="P7"/>
            </text:list-header>
          </text:list>
        </text:list-item>
      </text:list>
      <text:p text:style-name="P1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7T19:21:40.490000000</dc:date>
    <meta:editing-duration>PT31M2S</meta:editing-duration>
    <meta:editing-cycles>7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8" meta:word-count="141" meta:character-count="919" meta:non-whitespace-character-count="803"/>
  </office:meta>
</office:document-meta>
</file>